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86dcd" officeooo:paragraph-rsid="00086dc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none" fo:font-weight="normal" officeooo:rsid="00086dcd" officeooo:paragraph-rsid="00086dc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9c106" officeooo:paragraph-rsid="0009c106"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style:text-underline-style="none" fo:font-weight="normal" officeooo:rsid="01310dd1" officeooo:paragraph-rsid="0009c10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officeooo:paragraph-rsid="015410e5"/>
    </style:style>
    <style:style style:name="P6" style:family="paragraph" style:parent-style-name="Standard">
      <style:paragraph-properties fo:text-align="start" style:justify-single-word="false"/>
      <style:text-properties officeooo:rsid="019c904f" officeooo:paragraph-rsid="019c904f"/>
    </style:style>
    <style:style style:name="P7" style:family="paragraph" style:parent-style-name="Standard">
      <style:paragraph-properties fo:text-align="start" style:justify-single-word="false"/>
      <style:text-properties officeooo:rsid="01a0656e" officeooo:paragraph-rsid="01a0656e"/>
    </style:style>
    <style:style style:name="P8" style:family="paragraph" style:parent-style-name="Standard">
      <style:paragraph-properties fo:text-align="start" style:justify-single-word="false"/>
      <style:text-properties officeooo:rsid="01a4c27d" officeooo:paragraph-rsid="01a7ccfa"/>
    </style:style>
    <style:style style:name="P9" style:family="paragraph" style:parent-style-name="Standard">
      <style:paragraph-properties fo:text-align="start" style:justify-single-word="false"/>
      <style:text-properties officeooo:rsid="01a4c27d" officeooo:paragraph-rsid="01aa4fc5"/>
    </style:style>
    <style:style style:name="P10" style:family="paragraph" style:parent-style-name="Standard">
      <style:paragraph-properties fo:text-align="start" style:justify-single-word="false"/>
      <style:text-properties officeooo:rsid="01a4c27d" officeooo:paragraph-rsid="01b18c0a"/>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19dade6" officeooo:paragraph-rsid="019c904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1a6fd1c" officeooo:paragraph-rsid="01a7ccf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1a7ccfa" officeooo:paragraph-rsid="01a9181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1a9d184" officeooo:paragraph-rsid="01aa4fc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1aff854" officeooo:paragraph-rsid="01b18c0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1b18c0a" officeooo:paragraph-rsid="01b18c0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officeooo:rsid="01a4c27d" officeooo:paragraph-rsid="01b18c0a"/>
    </style:style>
    <style:style style:name="P18" style:family="paragraph" style:parent-style-name="Standard">
      <style:paragraph-properties fo:text-align="start" style:justify-single-word="false"/>
      <style:text-properties officeooo:rsid="01b52c17" officeooo:paragraph-rsid="01b52c17"/>
    </style:style>
    <style:style style:name="P19" style:family="paragraph" style:parent-style-name="Standard">
      <style:paragraph-properties fo:text-align="start" style:justify-single-word="false"/>
      <style:text-properties officeooo:rsid="01b6f615" officeooo:paragraph-rsid="01b6f615"/>
    </style:style>
    <style:style style:name="P20" style:family="paragraph" style:parent-style-name="Standard">
      <style:paragraph-properties fo:text-align="start" style:justify-single-word="false"/>
      <style:text-properties officeooo:rsid="01b7eacb" officeooo:paragraph-rsid="01b7eacb"/>
    </style:style>
    <style:style style:name="P21" style:family="paragraph" style:parent-style-name="Standard">
      <style:paragraph-properties fo:text-align="start" style:justify-single-word="false"/>
      <style:text-properties officeooo:rsid="01bb0af2" officeooo:paragraph-rsid="01bb0af2"/>
    </style:style>
    <style:style style:name="P22" style:family="paragraph" style:parent-style-name="Standard">
      <style:paragraph-properties fo:text-align="start" style:justify-single-word="false"/>
      <style:text-properties officeooo:rsid="01bb2258" officeooo:paragraph-rsid="01bb2258"/>
    </style:style>
    <style:style style:name="P23" style:family="paragraph" style:parent-style-name="Standard" style:list-style-name="L1">
      <style:paragraph-properties fo:text-align="start" style:justify-single-word="false"/>
      <style:text-properties officeooo:rsid="01bb2258" officeooo:paragraph-rsid="01bb2258"/>
    </style:style>
    <style:style style:name="P24" style:family="paragraph" style:parent-style-name="Standard">
      <style:paragraph-properties fo:text-align="start" style:justify-single-word="false"/>
      <style:text-properties officeooo:rsid="01bbb2ae" officeooo:paragraph-rsid="01bbb2ae"/>
    </style:style>
    <style:style style:name="P25" style:family="paragraph" style:parent-style-name="Standard">
      <style:paragraph-properties fo:text-align="start" style:justify-single-word="false"/>
      <style:text-properties officeooo:rsid="01bd792e" officeooo:paragraph-rsid="01bd792e"/>
    </style:style>
    <style:style style:name="P26" style:family="paragraph" style:parent-style-name="Standard">
      <style:paragraph-properties fo:text-align="start" style:justify-single-word="false"/>
      <style:text-properties officeooo:rsid="01bd792e" officeooo:paragraph-rsid="01bdb3b5"/>
    </style:style>
    <style:style style:name="P27" style:family="paragraph" style:parent-style-name="Standard">
      <style:paragraph-properties fo:text-align="start" style:justify-single-word="false"/>
      <style:text-properties style:text-underline-style="solid" style:text-underline-width="auto" style:text-underline-color="font-color" officeooo:rsid="01bf1180" officeooo:paragraph-rsid="01bf1180"/>
    </style:style>
    <style:style style:name="P28" style:family="paragraph" style:parent-style-name="Standard">
      <style:paragraph-properties fo:text-align="start" style:justify-single-word="false"/>
      <style:text-properties style:text-underline-style="solid" style:text-underline-width="auto" style:text-underline-color="font-color" officeooo:rsid="01c076ce" officeooo:paragraph-rsid="01c076ce"/>
    </style:style>
    <style:style style:name="P29" style:family="paragraph" style:parent-style-name="Standard">
      <style:paragraph-properties fo:text-align="start" style:justify-single-word="false"/>
      <style:text-properties style:text-underline-style="solid" style:text-underline-width="auto" style:text-underline-color="font-color" officeooo:rsid="01c1e5c4" officeooo:paragraph-rsid="01c1e5c4"/>
    </style:style>
    <style:style style:name="P30" style:family="paragraph" style:parent-style-name="Standard">
      <style:paragraph-properties fo:text-align="start" style:justify-single-word="false"/>
      <style:text-properties style:text-underline-style="solid" style:text-underline-width="auto" style:text-underline-color="font-color" officeooo:rsid="01c3cb6f" officeooo:paragraph-rsid="01c1e5c4"/>
    </style:style>
    <style:style style:name="P31" style:family="paragraph" style:parent-style-name="Standard">
      <style:paragraph-properties fo:text-align="start" style:justify-single-word="false"/>
      <style:text-properties style:text-underline-style="solid" style:text-underline-width="auto" style:text-underline-color="font-color" officeooo:rsid="01c4b3a3" officeooo:paragraph-rsid="01c4b3a3"/>
    </style:style>
    <style:style style:name="P32" style:family="paragraph" style:parent-style-name="Standard">
      <style:paragraph-properties fo:text-align="start" style:justify-single-word="false"/>
      <style:text-properties style:text-underline-style="solid" style:text-underline-width="auto" style:text-underline-color="font-color" officeooo:rsid="01c4c65c" officeooo:paragraph-rsid="01c4c65c"/>
    </style:style>
    <style:style style:name="P33" style:family="paragraph" style:parent-style-name="Standard">
      <style:paragraph-properties fo:text-align="start" style:justify-single-word="false"/>
      <style:text-properties style:text-underline-style="solid" style:text-underline-width="auto" style:text-underline-color="font-color" officeooo:rsid="01c5d145" officeooo:paragraph-rsid="01c5d145"/>
    </style:style>
    <style:style style:name="P34" style:family="paragraph" style:parent-style-name="Standard">
      <style:paragraph-properties fo:text-align="start" style:justify-single-word="false"/>
      <style:text-properties style:text-underline-style="solid" style:text-underline-width="auto" style:text-underline-color="font-color" officeooo:rsid="01c649eb" officeooo:paragraph-rsid="01c649eb"/>
    </style:style>
    <style:style style:name="P35" style:family="paragraph" style:parent-style-name="Standard">
      <style:paragraph-properties fo:text-align="start" style:justify-single-word="false"/>
      <style:text-properties style:text-underline-style="solid" style:text-underline-width="auto" style:text-underline-color="font-color" officeooo:rsid="01c6ee42" officeooo:paragraph-rsid="01c6ee42"/>
    </style:style>
    <style:style style:name="P36" style:family="paragraph" style:parent-style-name="Standard">
      <style:paragraph-properties fo:text-align="start" style:justify-single-word="false" fo:break-before="page"/>
      <style:text-properties style:font-name="Times New Roman" fo:font-size="12pt" style:text-underline-style="none" fo:font-weight="normal" officeooo:rsid="01b18c0a" officeooo:paragraph-rsid="01b18c0a" style:font-size-asian="12pt" style:font-weight-asian="normal" style:font-size-complex="12pt" style:font-weight-complex="normal"/>
    </style:style>
    <style:style style:name="P37" style:family="paragraph" style:parent-style-name="Standard">
      <style:paragraph-properties fo:text-align="start" style:justify-single-word="false" fo:break-before="page"/>
      <style:text-properties officeooo:rsid="01bdb3b5" officeooo:paragraph-rsid="01bdb3b5"/>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font-name="Times New Roman" fo:font-size="12pt" style:text-underline-style="none" fo:font-weight="normal" style:font-size-asian="12pt" style:font-weight-asian="normal" style:font-size-complex="12pt" style:font-weight-complex="normal"/>
    </style:style>
    <style:style style:name="T4" style:family="text">
      <style:text-properties style:font-name="Times New Roman" fo:font-size="12pt" style:text-underline-style="none" fo:font-weight="normal" officeooo:rsid="01784cec" style:font-size-asian="12pt" style:font-weight-asian="normal" style:font-size-complex="12pt" style:font-weight-complex="normal"/>
    </style:style>
    <style:style style:name="T5" style:family="text">
      <style:text-properties style:font-name="Times New Roman" fo:font-size="12pt" style:text-underline-style="none" fo:font-weight="normal" officeooo:rsid="019afd2d" style:font-size-asian="12pt" style:font-weight-asian="normal" style:font-size-complex="12pt" style:font-weight-complex="normal"/>
    </style:style>
    <style:style style:name="T6" style:family="text">
      <style:text-properties style:font-name="Times New Roman" fo:font-size="12pt" style:text-underline-style="none" fo:font-weight="normal" officeooo:rsid="019dade6" style:font-size-asian="12pt" style:font-weight-asian="normal" style:font-size-complex="12pt" style:font-weight-complex="normal"/>
    </style:style>
    <style:style style:name="T7" style:family="text">
      <style:text-properties style:font-name="Times New Roman" fo:font-size="12pt" style:text-underline-style="none" fo:font-weight="normal" officeooo:rsid="01a11e12" style:font-size-asian="12pt" style:font-weight-asian="normal" style:font-size-complex="12pt" style:font-weight-complex="normal"/>
    </style:style>
    <style:style style:name="T8" style:family="text">
      <style:text-properties style:font-name="Times New Roman" fo:font-size="12pt" style:text-underline-style="none" fo:font-weight="normal" officeooo:rsid="01a3048d" style:font-size-asian="12pt" style:font-weight-asian="normal" style:font-size-complex="12pt" style:font-weight-complex="normal"/>
    </style:style>
    <style:style style:name="T9" style:family="text">
      <style:text-properties style:font-name="Times New Roman" fo:font-size="12pt" style:text-underline-style="none" fo:font-weight="normal" officeooo:rsid="01a48368"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1a52452"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1a55830" style:font-size-asian="12pt" style:font-weight-asian="normal" style:font-size-complex="12pt" style:font-weight-complex="normal"/>
    </style:style>
    <style:style style:name="T12" style:family="text">
      <style:text-properties style:font-name="Times New Roman" fo:font-size="12pt" style:text-underline-style="none" fo:font-weight="normal" officeooo:rsid="01a6fd1c" style:font-size-asian="12pt" style:font-weight-asian="normal" style:font-size-complex="12pt" style:font-weight-complex="normal"/>
    </style:style>
    <style:style style:name="T13" style:family="text">
      <style:text-properties style:font-name="Times New Roman" fo:font-size="12pt" style:text-underline-style="none" fo:font-weight="normal" officeooo:rsid="01a9181b" style:font-size-asian="12pt" style:font-weight-asian="normal" style:font-size-complex="12pt" style:font-weight-complex="normal"/>
    </style:style>
    <style:style style:name="T14" style:family="text">
      <style:text-properties style:font-name="Times New Roman" fo:font-size="12pt" style:text-underline-style="none" fo:font-weight="normal" officeooo:rsid="01a9d184" style:font-size-asian="12pt" style:font-weight-asian="normal" style:font-size-complex="12pt" style:font-weight-complex="normal"/>
    </style:style>
    <style:style style:name="T15" style:family="text">
      <style:text-properties style:font-name="Times New Roman" fo:font-size="12pt" style:text-underline-style="none" fo:font-weight="normal" officeooo:rsid="01aa4fc5"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1ab2c66" style:font-size-asian="12pt" style:font-weight-asian="normal" style:font-size-complex="12pt" style:font-weight-complex="normal"/>
    </style:style>
    <style:style style:name="T17" style:family="text">
      <style:text-properties style:font-name="Times New Roman" fo:font-size="12pt" style:text-underline-style="none" fo:font-weight="normal" officeooo:rsid="01abf5cb" style:font-size-asian="12pt" style:font-weight-asian="normal" style:font-size-complex="12pt" style:font-weight-complex="normal"/>
    </style:style>
    <style:style style:name="T18" style:family="text">
      <style:text-properties style:font-name="Times New Roman" fo:font-size="12pt" style:text-underline-style="none" fo:font-weight="normal" officeooo:rsid="01ac9015" style:font-size-asian="12pt" style:font-weight-asian="normal" style:font-size-complex="12pt" style:font-weight-complex="normal"/>
    </style:style>
    <style:style style:name="T19" style:family="text">
      <style:text-properties style:font-name="Times New Roman" fo:font-size="12pt" style:text-underline-style="none" fo:font-weight="normal" officeooo:rsid="01ae46f2" style:font-size-asian="12pt" style:font-weight-asian="normal" style:font-size-complex="12pt" style:font-weight-complex="normal"/>
    </style:style>
    <style:style style:name="T20" style:family="text">
      <style:text-properties style:font-name="Times New Roman" fo:font-size="12pt" style:text-underline-style="none" fo:font-weight="normal" officeooo:rsid="01aff854" style:font-size-asian="12pt" style:font-weight-asian="normal" style:font-size-complex="12pt" style:font-weight-complex="normal"/>
    </style:style>
    <style:style style:name="T21" style:family="text">
      <style:text-properties style:font-name="Times New Roman" fo:font-size="12pt" style:text-underline-style="none" fo:font-weight="normal" officeooo:rsid="01b18c0a" style:font-size-asian="12pt" style:font-weight-asian="normal" style:font-size-complex="12pt" style:font-weight-complex="normal"/>
    </style:style>
    <style:style style:name="T22" style:family="text">
      <style:text-properties style:font-name="Times New Roman" fo:font-size="12pt" style:text-underline-style="none" fo:font-weight="normal" officeooo:rsid="01b2f4d1" style:font-size-asian="12pt" style:font-weight-asian="normal" style:font-size-complex="12pt" style:font-weight-complex="normal"/>
    </style:style>
    <style:style style:name="T23" style:family="text">
      <style:text-properties style:font-name="Times New Roman" fo:font-size="12pt" style:text-underline-style="none" fo:font-weight="normal" officeooo:rsid="01b4b6e2" style:font-size-asian="12pt" style:font-weight-asian="normal" style:font-size-complex="12pt" style:font-weight-complex="normal"/>
    </style:style>
    <style:style style:name="T24" style:family="text">
      <style:text-properties style:font-name="Times New Roman" fo:font-size="12pt" style:text-underline-style="none" fo:font-weight="normal" officeooo:rsid="01b6f615" style:font-size-asian="12pt" style:font-weight-asian="normal" style:font-size-complex="12pt" style:font-weight-complex="normal"/>
    </style:style>
    <style:style style:name="T25" style:family="text">
      <style:text-properties style:font-name="Times New Roman" fo:font-size="12pt" style:text-underline-style="none" fo:font-weight="normal" officeooo:rsid="01b7eacb" style:font-size-asian="12pt" style:font-weight-asian="normal" style:font-size-complex="12pt" style:font-weight-complex="normal"/>
    </style:style>
    <style:style style:name="T26" style:family="text">
      <style:text-properties style:font-name="Times New Roman" fo:font-size="12pt" style:text-underline-style="none" fo:font-weight="normal" officeooo:rsid="01b9c09b" style:font-size-asian="12pt" style:font-weight-asian="normal" style:font-size-complex="12pt" style:font-weight-complex="normal"/>
    </style:style>
    <style:style style:name="T27" style:family="text">
      <style:text-properties style:font-name="Times New Roman" fo:font-size="12pt" style:text-underline-style="none" fo:font-weight="normal" officeooo:rsid="01bbb2ae" style:font-size-asian="12pt" style:font-weight-asian="normal" style:font-size-complex="12pt" style:font-weight-complex="normal"/>
    </style:style>
    <style:style style:name="T28" style:family="text">
      <style:text-properties style:font-name="Times New Roman" fo:font-size="12pt" style:text-underline-style="none" fo:font-weight="normal" officeooo:rsid="01bdb3b5" style:font-size-asian="12pt" style:font-weight-asian="normal" style:font-size-complex="12pt" style:font-weight-complex="normal"/>
    </style:style>
    <style:style style:name="T29" style:family="text">
      <style:text-properties style:font-name="Times New Roman" fo:font-size="12pt" style:text-underline-style="none" fo:font-weight="normal" officeooo:rsid="01bf1180"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1bf27ab"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1c6ee42" style:font-size-asian="12pt" style:font-weight-asian="normal" style:font-size-complex="12pt" style:font-weight-complex="normal"/>
    </style:style>
    <style:style style:name="T32"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3" style:family="text">
      <style:text-properties style:font-name="Times New Roman" fo:font-size="12pt" style:text-underline-style="solid" style:text-underline-width="auto" style:text-underline-color="font-color" fo:font-weight="normal" officeooo:rsid="01b4b6e2" style:font-size-asian="12pt" style:font-weight-asian="normal" style:font-size-complex="12pt"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officeooo:rsid="0199cfed"/>
    </style:style>
    <style:style style:name="T36" style:family="text">
      <style:text-properties style:text-position="super 58%" style:font-name="Times New Roman" fo:font-size="12pt" style:text-underline-style="none" fo:font-weight="normal" officeooo:rsid="01a52452"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lture et histoire des peuples d’Europe de l’Est<text:line-break/><text:span text:style-name="T35">La Hongrie</text:span></text:p>
      <text:p text:style-name="P2"/>
      <text:p text:style-name="P2"/>
      <text:p text:style-name="P3">Objectif du cours :<text:span text:style-name="T1"> </text:span><text:span text:style-name="T2">Réfléchir sur l’héritage européen commun dans la construction de l’identité culturelle ; définir la continuité historique européenne et les origines des divergences culturelles.</text:span></text:p>
      <text:p text:style-name="P4"/>
      <text:p text:style-name="P4"/>
      <text:p text:style-name="P5"><text:span text:style-name="T4">« </text:span><text:span text:style-name="T5">La géopolitique est d’abord celle de la réalité des peuples et des États. »<text:line-break/></text:span></text:p>
      <text:p text:style-name="P6"><text:span text:style-name="T5">L</text:span><text:span text:style-name="T3">a Hongrie est occupée depuis le néolithique par les illyriens, les Thraces et les Celtes.<text:line-break/>Au IXème siècle les </text:span><text:span text:style-name="T6">romains ont créer sur la Hongrie la province de Pannonie autour de camps militaires importants, trois grandes villes sont développées :</text:span></text:p>
      <text:p text:style-name="P11">- Buda (actuelle Budapest), Aquincum</text:p>
      <text:p text:style-name="P11">- Szombathely, Savaria</text:p>
      <text:p text:style-name="P11">- Pécs, Sopiala</text:p>
      <text:p text:style-name="P11"/>
      <text:p text:style-name="P7"><text:span text:style-name="T6">L’</text:span><text:span text:style-name="T3">occupation définitive des terres mentionnées datent de 896. </text:span><text:span text:style-name="T7">Il s’agit d’une famille du peuple Finno-Ougrien, installés entre le versant occidental de l’Oural et la moyenne Volga. </text:span><text:span text:style-name="T8">Il s’agit donc de peuples venus de Sibérie orientale </text:span><text:span text:style-name="T9">dans la deuxième moitié du XXème siècle.<text:line-break/></text:span></text:p>
      <text:p text:style-name="P8"><text:span text:style-name="T3">Le prince de Géza a entrepris l’organisation de la Hongrie et de l’État hongrois en tant que tel, et force sa population à la conversion au </text:span><text:span text:style-name="T10">christianisme. <text:line-break/>Son fils Étienne 1</text:span><text:span text:style-name="T36">er</text:span><text:span text:style-name="T10">, premier roi couronné de Hongrie en l’an 1000. Il a été soutenu par la papauté et muni la Hongrie de services politiques, administratifs et religieux stables.<text:line-break/></text:span><text:span text:style-name="T11">Suite à sa mort le pays à subit de nombreuses influences Byzantines et Germaniques. </text:span><text:span text:style-name="T12">La stabilité s’est rétablit avec le règne de Bella III, qui a éliminé l’influence Byzantine au profit de l’occident.</text:span></text:p>
      <text:p text:style-name="P12"/>
      <text:p text:style-name="P13">Son règne s’accompagne d’un essor économique important et d’une démographie importante, en plus de la conquête de la Croatie.</text:p>
      <text:p text:style-name="P13"/>
      <text:p text:style-name="P9"><text:span text:style-name="T13">Au XIIIème siècle, des troubles sont causés par les invasions tataro-mongoles, ce qui aboutit à la réorganisation militaire et la lutte pour le pouvoir et les provinces dévasté</text:span><text:span text:style-name="T14">es.</text:span></text:p>
      <text:p text:style-name="P14"/>
      <text:p text:style-name="P10"><text:span text:style-name="T15">Entre le XIVème et le XVème siècle le pouvoir central se renforce.<text:line-break/></text:span><text:span text:style-name="T16">En 1526 ont lieu les invasions Turques, les conflits au sein de la noblesse Hongroise et des insurrections paysannes.<text:line-break/><text:line-break/></text:span><text:span text:style-name="T17">La disparition Hongroise pendant deux siècles date de la mise à sac de Buda</text:span><text:span text:style-name="T18"> (29 août 1526).<text:line-break/></text:span><text:span text:style-name="T19">Entre 1526 – 1711, le pays est divisé plusieurs fois entre partie orientale et occidentale (protectorat Autrichien et Turc).<text:line-break/></text:span><text:span text:style-name="T20">Les Autrichiens ont repoussé les Turcs et l’absolutisme monarchique remplace le joug turc pour la Hongrie jusque 1848.</text:span></text:p>
      <text:p text:style-name="P15"/>
      <text:p text:style-name="P16"><text:line-break/></text:p>
      <text:p text:style-name="P36">Les héros nationaux qui ont lutté pour la Hongrie :</text:p>
      <text:p text:style-name="P16">- Istuan Bobo</text:p>
      <text:p text:style-name="P16">- Ferene Rakaczi</text:p>
      <text:p text:style-name="P10"><text:span text:style-name="T21">- </text:span><text:span text:style-name="T22">Zminyi</text:span><text:span text:style-name="T18"> </text:span><text:span text:style-name="T10"><text:line-break/></text:span><text:span text:style-name="T3"><text:line-break/></text:span><text:span text:style-name="T23">L’existence semi-coloniale de la Hongrie a été marquée par la soumission de son élite, l’hibernement culturel et et la naissance du nationalisme. Ces idées ont pris une ampleur particulière à partir de 1840.<text:line-break/>Le 15 mars 1848 sous l’effet des mouvements révolutionnaires à Paris et Vienne la révolution Hongroise a vu le jour. <text:line-break/>Elle a été dirigée par le poète national </text:span><text:span text:style-name="T33">Petöfi</text:span><text:span text:style-name="T23">, héros de la résistance à l’esprit austro-hongrois impérialiste.<text:line-break/></text:span><text:span text:style-name="T33">Kossuth</text:span><text:span text:style-name="T23">, lui était le chef militaire de la révolution Hongroise.</text:span></text:p>
      <text:p text:style-name="P10"><text:span text:style-name="T23"/></text:p>
      <text:p text:style-name="P18"><text:span text:style-name="T23">M</text:span><text:span text:style-name="T3">ême si ce mouvement fut écrasé (surtout par l’armée autrichienne), son effet </text:span><text:span text:style-name="T24">reste indéniable pour la suite du développement de la Hongrie. </text:span></text:p>
      <text:p text:style-name="P18"><text:span text:style-name="T24"/></text:p>
      <text:p text:style-name="P19"><text:span text:style-name="T3">Buda est devenue une ville sous gouvernance Hongroise et Pest sous gouvernance Autrichienne. <text:line-break/></text:span><text:span text:style-name="T25">Ces divisions persistaient jusque 1878, date à laquelle la ville a été réunie.</text:span></text:p>
      <text:p text:style-name="P19"><text:span text:style-name="T25"/></text:p>
      <text:p text:style-name="P20"><text:span text:style-name="T3">Au début de XXème siècle, mené par la monté des revendications nationalistes la Hongrie cherche à assimiler les minorités par une politique de magyarisation forcée.<text:line-break/></text:span><text:span text:style-name="T26">La Hongrie impériale menait une politique :</text:span></text:p>
      <text:p text:style-name="P20"><text:span text:style-name="T26">- anti-russe</text:span></text:p>
      <text:p text:style-name="P20"><text:span text:style-name="T26">- anti-slave</text:span></text:p>
      <text:p text:style-name="P20"><text:span text:style-name="T26">- pro-allemande</text:span></text:p>
      <text:p text:style-name="P20"><text:span text:style-name="T26"/></text:p>
      <text:p text:style-name="P21"><text:span text:style-name="T26">S</text:span><text:span text:style-name="T3">a participation à la première guerre mondiale, s’est soldée par la disparition définitive de l’Empire Hongrois en 1918. <text:line-break/>Les troubles politiques furent nombreux :</text:span></text:p>
      <text:list xml:id="list484672768" text:style-name="L1">
        <text:list-item>
          <text:p text:style-name="P23"><text:span text:style-name="T3">Montée de mouvement communiste avec Béla Kun en 1919 qui a été suivi d’une intervention des alliés et la Hongrie fut dévastée (détruite et pillée).</text:span></text:p>
        </text:list-item>
        <text:list-item>
          <text:p text:style-name="P23"><text:span text:style-name="T3">Traité de Trianon en 1920, qui s’avère être une tragédie territoriale pour la Hongrie et une grande humiliation. Le territoire a été amputé de grands territoires partagés entre la Yougoslavie (Croatie et nord de la Serbie), Roumanie (Transylvanie), </text:span><text:span text:style-name="T27">Tchécoslovaquie.</text:span></text:p>
        </text:list-item>
      </text:list>
      <text:p text:style-name="P22"><text:span text:style-name="T3"/></text:p>
      <text:p text:style-name="P24"><text:span text:style-name="T3">Suite à cela les pays concernés hériteront d’importantes minorités magyars et cette minorité est jusqu’aujourd’hui un minorité très nombreuse.</text:span></text:p>
      <text:p text:style-name="P24"><text:span text:style-name="T3"/></text:p>
      <text:p text:style-name="P24"><text:span text:style-name="T3">La Hongrie mène une politique de soutien à ces minorités ethniques en dehors de ces frontières, elle facilite l’accès à la nationalité Hongroise et subventionne la langue et la culture hongroise à travers ces centres linguistiques, des écoles…</text:span></text:p>
      <text:p text:style-name="P24"><text:span text:style-name="T3"/></text:p>
      <text:p text:style-name="P25"><text:span text:style-name="T3">En outre la Hongrie s’engage à porter un soutien gouvernementale aux treize minorités ethniques dans son giron (Tziganes, Slovaques, Allemands, Croates, Ukrainiens, Arméniens, Slovènes, Grecs, …).</text:span></text:p>
      <text:p text:style-name="P25"><text:span text:style-name="T3"/></text:p>
      <text:p text:style-name="P26"><text:span text:style-name="T3">La langue hongroise fait partie du groupe des langues </text:span><text:span text:style-name="T28">Finno-ougriennes.</text:span><text:span text:style-name="T3"><text:line-break/><text:line-break/><text:line-break/></text:span></text:p>
      <text:p text:style-name="P37"><text:span text:style-name="T3">Pendant 18 ans (1920 – 1938), la Hongrie essaye de construire son étatisme. <text:line-break/></text:span><text:span text:style-name="T32">1938 :</text:span><text:span text:style-name="T3"> </text:span><text:span text:style-name="T29">La Hongrie devient l’alliée de l’Allemagne nazie jusque 1944</text:span></text:p>
      <text:p text:style-name="P27"><text:span text:style-name="T34">1945 – 1990 :</text:span><text:span text:style-name="T3"> </text:span><text:span text:style-name="T30">Démocratie populaire, elle se range aux côtés de l’URSS</text:span></text:p>
      <text:p text:style-name="P27"><text:span text:style-name="T30"/></text:p>
      <text:p text:style-name="P28"><text:span text:style-name="T30">L</text:span><text:span text:style-name="T3">a Hongrie a obtenue des traitements de faveurs de la part de l’URSS dans son développement à la suite de la révolution Hongroise de 1956. <text:line-break/>À cette date le gouvernement hongrois et ces éléments modérés font une tentative de sortir du cadre du pacte de Varsovie et s’engager dans le cadre de la neutralité. Cela aurait créé un axe Hongrie-Autriche-Suisse qui divisait l’Europe orientale en deux.</text:span></text:p>
      <text:p text:style-name="P28"><text:span text:style-name="T3"/></text:p>
      <text:p text:style-name="P28"><text:span text:style-name="T3">À la tête du gouvernement à cette époque se trouvait un communiste modéré (Nagy), il fut exécuté par le gouvernement d’après.</text:span></text:p>
      <text:p text:style-name="P28"><text:span text:style-name="T3"/></text:p>
      <text:p text:style-name="P29"><text:span text:style-name="T3">Mais grâce à cette révolte les Hongrois ont obtenu un accord de développement d’un programme de modernisation économique. Cet accord permettra à la Hongrie d’être bien plus près économiquement à rentrer dans l’UE que les autres pays satellites. </text:span></text:p>
      <text:p text:style-name="P29"><text:span text:style-name="T3"/></text:p>
      <text:p text:style-name="P30"/>
      <text:p text:style-name="P31"><text:span text:style-name="T3">La Hongrie est globalement catholique avec une minorité juive. Bien que très peu pratiquant ils le deviennent de plus en plus car les meilleurs écoles sont catholiques. </text:span></text:p>
      <text:p text:style-name="P32"><text:span text:style-name="T3">La religion est très peu présente dans leur culture comparé à la Pologne.</text:span></text:p>
      <text:p text:style-name="P32"><text:span text:style-name="T3"/></text:p>
      <text:p text:style-name="P32"><text:span text:style-name="T3"/></text:p>
      <text:p text:style-name="P32"><text:span text:style-name="T34">1990 :</text:span><text:span text:style-name="T3"> Chute du communisme, fin du joug idéologique soviétique. Ils décident aussitôt de rentrer dans l’OTAN pour la sécurité et l’UE pour profiter des subventions.</text:span></text:p>
      <text:p text:style-name="P32"><text:span text:style-name="T3"/></text:p>
      <text:p text:style-name="P33"><text:span text:style-name="T3">La décision prise par les hongrois de changer de type de gouvernement fut pacifique.</text:span></text:p>
      <text:p text:style-name="P33"><text:span text:style-name="T3"/></text:p>
      <text:p text:style-name="P34"><text:span text:style-name="T3">Aujourd’</text:span><text:span text:style-name="T31">hui la Hongrie est gouvernée par M.Orban, le premier ministre. C’est un homme qui se bat pour le souverainisme et qui donne la priorité à la politique intérieure qu’extérieure. </text:span></text:p>
      <text:p text:style-name="P35"><text:span text:style-name="T3">La Hongrie mène le jeu dans le groupe de Visegrad, elle est une fervente partisane de la coopération régionale avec les pays membres.</text:span></text:p>
      <text:p text:style-name="P35"><text:span text:style-name="T3">Elle profite énormément des subventions de l’UE notamment pour le patrimoine. </text:span></text:p>
      <text:p text:style-name="P35"><text:span text:style-name="T3"/></text:p>
      <text:p text:style-name="P35"><text:span text:style-name="T3">Le parlement est mono-caméral, il s’agit d’une assemblée nationale élue pour quatre ans.<text:line-break/></text:span></text:p>
      <text:p text:style-name="P35"><text:span text:style-name="T3">Sa politique contemporaine est tournée vers les autres pays de l’Est, notamment la Russie et la Chine et du point de vue militaire de l’OTAN. Son pouvoir militaire est modéré car n’ayant pas peur de la Russ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58:13.854836612</meta:creation-date>
    <dc:date>2018-12-01T14:14:50.109001534</dc:date>
    <meta:editing-duration>PT6H33M25S</meta:editing-duration>
    <meta:editing-cycles>421</meta:editing-cycles>
    <meta:generator>LibreOffice/6.1.3.2$Linux_X86_64 LibreOffice_project/10$Build-2</meta:generator>
    <meta:document-statistic meta:table-count="0" meta:image-count="0" meta:object-count="0" meta:page-count="3" meta:paragraph-count="44" meta:word-count="1086" meta:character-count="6840" meta:non-whitespace-character-count="5775"/>
  </office:meta>
</office:document-meta>
</file>